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text-properties fo:font-variant="normal" fo:text-transform="none" fo:color="#15141a" style:font-name="Lato" fo:font-size="12pt" fo:letter-spacing="normal" fo:font-style="normal" fo:font-weight="normal" officeooo:paragraph-rsid="001b7602"/>
    </style:style>
    <style:style style:name="P3" style:family="paragraph" style:parent-style-name="Standard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5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variant="normal" fo:text-transform="none" style:use-window-font-color="true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text-properties style:font-name="Lato" officeooo:paragraph-rsid="001b7602"/>
    </style:style>
    <style:style style:name="P12" style:family="paragraph" style:parent-style-name="Standard">
      <style:text-properties fo:color="#0000cd" style:font-name="Consolas" officeooo:paragraph-rsid="001b7602"/>
    </style:style>
    <style:style style:name="P13" style:family="paragraph" style:parent-style-name="Standard">
      <style:text-properties style:font-name="Consolas" fo:font-size="14pt" style:text-underline-style="solid" style:text-underline-width="auto" style:text-underline-color="font-color" officeooo:rsid="000a2c26" officeooo:paragraph-rsid="001b7602" style:font-size-asian="14pt" style:font-size-complex="14pt"/>
    </style:style>
    <style:style style:name="P14" style:family="paragraph" style:parent-style-name="Standard">
      <style:paragraph-properties style:line-height-at-least="0.1874in"/>
    </style:style>
    <style:style style:name="P15" style:family="paragraph" style:parent-style-name="Heading_20_1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16" style:family="paragraph" style:parent-style-name="Heading_20_1">
      <style:text-properties fo:font-variant="normal" fo:text-transform="none" fo:color="#15141a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0a2c26" officeooo:paragraph-rsid="001b7602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/>
    </style:style>
    <style:style style:name="P17" style:family="paragraph" style:parent-style-name="Heading_20_1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margin-top="0in" fo:margin-bottom="0.1in" loext:contextual-spacing="false"/>
      <style:text-properties fo:color="#0000cd" style:font-name="Consolas" officeooo:paragraph-rsid="001b7602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15141a" style:text-line-through-style="none" style:text-line-through-type="none" style:font-name="Inter" fo:font-size="12pt" fo:letter-spacing="normal" fo:font-style="normal" style:text-underline-style="none" fo:font-weight="normal" style:text-blinking="false" loext:padding="0.0193in" loext:border="0.06pt solid #000000"/>
    </style:style>
    <style:style style:name="P21" style:family="paragraph" style:parent-style-name="Standard">
      <style:paragraph-properties fo:margin-top="0in" fo:margin-bottom="0.0402in" loext:contextual-spacing="false"/>
      <style:text-properties fo:color="#0000cd" style:font-name="Consolas" officeooo:paragraph-rsid="001b7602"/>
    </style:style>
    <style:style style:name="P22" style:family="paragraph" style:parent-style-name="Standard">
      <style:paragraph-properties fo:margin-top="0in" fo:margin-bottom="0.0402in" loext:contextual-spacing="false" fo:orphans="2" fo:widows="2"/>
      <style:text-properties officeooo:paragraph-rsid="0064acb5"/>
    </style:style>
    <style:style style:name="P23" style:family="paragraph" style:parent-style-name="Standard">
      <style:paragraph-properties fo:margin-top="0in" fo:margin-bottom="0.0402in" loext:contextual-spacing="false"/>
      <style:text-properties style:font-name="Lato" officeooo:paragraph-rsid="001b7602"/>
    </style:style>
    <style:style style:name="P24" style:family="paragraph" style:parent-style-name="Standard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 officeooo:rsid="0064acb5" officeooo:paragraph-rsid="0064acb5"/>
    </style:style>
    <style:style style:name="P25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/>
    </style:style>
    <style:style style:name="P26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dc143c" style:font-name="Consolas" fo:font-size="12pt" fo:letter-spacing="normal" fo:font-style="normal" fo:font-weight="normal"/>
    </style:style>
    <style:style style:name="P2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15141a" style:font-name="Lato" fo:font-size="12pt" fo:letter-spacing="normal" fo:font-style="normal" fo:font-weight="normal"/>
    </style:style>
    <style:style style:name="P28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/>
    </style:style>
    <style:style style:name="P29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  <style:text-properties style:font-name="Consolas"/>
    </style:style>
    <style:style style:name="P30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</style:style>
    <style:style style:name="P31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solid" style:text-underline-width="auto" style:text-underline-color="font-color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2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paragraph-properties fo:margin-top="0in" fo:margin-bottom="0.0598in" loext:contextual-spacing="false"/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5" style:family="paragraph" style:parent-style-name="Standard">
      <style:paragraph-properties fo:margin-top="0in" fo:margin-bottom="0.0598in" loext:contextual-spacing="false"/>
      <style:text-properties fo:font-variant="normal" fo:text-transform="none" fo:color="#000000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6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7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name-asian="Noto Serif CJK SC" style:font-size-asian="13pt" style:language-asian="zxx" style:country-asian="none" style:font-weight-asian="bold" style:font-name-complex="Lohit Devanagari" style:font-size-complex="13pt" style:language-complex="zxx" style:country-complex="none" style:font-weight-complex="bold"/>
    </style:style>
    <style:style style:name="P38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text-properties fo:font-variant="normal" fo:text-transform="none" style:use-window-font-color="true" style:font-name="Lato" fo:font-size="14pt" fo:letter-spacing="normal" fo:font-style="normal" style:text-underline-style="solid" style:text-underline-width="auto" style:text-underline-color="font-color" fo:font-weight="normal" officeooo:rsid="00694766" officeooo:paragraph-rsid="001b7602" style:font-size-asian="14pt" style:font-size-complex="14pt"/>
    </style:style>
    <style:style style:name="T1" style:family="text">
      <style:text-properties fo:font-variant="normal" fo:text-transform="none" fo:color="#15141a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15141a" style:font-name="La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2pt" fo:letter-spacing="normal" fo:font-style="normal" fo:font-weight="normal" officeooo:rsid="00636d23"/>
    </style:style>
    <style:style style:name="T5" style:family="text">
      <style:text-properties fo:font-variant="normal" fo:text-transform="none" fo:color="#0000cd" style:font-name="Consolas" fo:font-size="12pt" fo:letter-spacing="normal" fo:font-style="normal" fo:font-weight="normal" officeooo:rsid="0064acb5"/>
    </style:style>
    <style:style style:name="T6" style:family="text">
      <style:text-properties fo:color="#f92672"/>
    </style:style>
    <style:style style:name="T7" style:family="text">
      <style:text-properties fo:color="#fd971f"/>
    </style:style>
    <style:style style:name="T8" style:family="text">
      <style:text-properties fo:color="#e6db74"/>
    </style:style>
    <style:style style:name="T9" style:family="text">
      <style:text-properties fo:color="#127622"/>
    </style:style>
    <style:style style:name="T10" style:family="text">
      <style:text-properties fo:color="#0000cd" style:font-name="Consolas"/>
    </style:style>
    <style:style style:name="T11" style:family="text">
      <style:text-properties fo:color="#2be98a"/>
    </style:style>
    <style:style style:name="T12" style:family="text">
      <style:text-properties fo:color="#b0ec38"/>
    </style:style>
    <style:style style:name="T13" style:family="text">
      <style:text-properties fo:color="#ae81ff"/>
    </style:style>
    <style:style style:name="T14" style:family="text">
      <style:text-properties fo:color="#49e0fd"/>
    </style:style>
    <style:style style:name="T15" style:family="text">
      <style:text-properties fo:color="#15141a" style:font-name="Lato"/>
    </style:style>
    <style:style style:name="T16" style:family="text">
      <style:text-properties fo:color="#15141a" style:font-name="Lato" loext:padding="0in" loext:border="none"/>
    </style:style>
    <style:style style:name="T17" style:family="text">
      <style:text-properties style:font-name="Lato" style:text-underline-style="solid" style:text-underline-width="auto" style:text-underline-color="font-color" loext:padding="0in" loext:border="none"/>
    </style:style>
    <style:style style:name="T18" style:family="text">
      <style:text-properties style:font-name="Consolas"/>
    </style:style>
    <style:style style:name="T19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9">Navigator.language</text:span></text:p>
      <text:p text:style-name="P8"/>
      <text:p text:style-name="P7">The Navigator.language read-only property returns a string representing the preferred language of the user, usually the language of the browser UI.</text:p>
      <text:p text:style-name="P7"/>
      <text:p text:style-name="P7">Syntax</text:p>
      <text:p text:style-name="P9">const lang = navigator.language</text:p>
      <text:p text:style-name="P9"/>
      <text:p text:style-name="P9"/>
      <text:h text:style-name="P17" text:outline-level="1">Navigator.geolocation</text:h>
      <text:p text:style-name="P9"/>
      <text:p text:style-name="P9"><text:span text:style-name="T15">The </text:span><text:span text:style-name="Strong_20_Emphasis"><text:span text:style-name="Source_20_Text"><text:span text:style-name="T16">Navigator.geolocation</text:span></text:span></text:span><text:span text:style-name="T15"> read-only property returns a </text:span><text:a xlink:type="simple" xlink:href="https://developer.mozilla.org/en-US/docs/Web/API/Geolocation" text:style-name="Internet_20_link" text:visited-style-name="Visited_20_Internet_20_Link"><text:span text:style-name="Source_20_Text"><text:span text:style-name="T17">Geolocation</text:span></text:span></text:a><text:span text:style-name="T15"> object that gives Web content access to the location of the device. This allows a Web site or app to offer customized results based on the user's location.</text:span></text:p>
      <text:p text:style-name="P7"/>
      <text:p text:style-name="P7">Syntax</text:p>
      <text:p text:style-name="P9">geo = navigator.geolocation</text:p>
      <text:p text:style-name="P9"/>
      <text:p text:style-name="P9"/>
      <text:p text:style-name="P31">Methods</text:p>
      <text:p text:style-name="P32">The <text:span text:style-name="T10">Geolocation</text:span> interface doesn't inherit any method.</text:p>
      <text:p text:style-name="P34"/>
      <text:p text:style-name="P34">Geolocation.getCurrentPosition() </text:p>
      <text:p text:style-name="P32">Determines the device's current location and gives back a <text:span text:style-name="T10">GeolocationPositio</text:span>n object with the data.</text:p>
      <text:p text:style-name="P34"/>
      <text:p text:style-name="P34">Geolocation.watchPosition() </text:p>
      <text:p text:style-name="P32">Returns a <text:span text:style-name="T10">long</text:span> value representing the newly established callback function to be invoked whenever the device location changes.</text:p>
      <text:p text:style-name="P34"/>
      <text:p text:style-name="P34">Geolocation.clearWatch() </text:p>
      <text:p text:style-name="P32">Removes the particular handler previously installed using <text:span text:style-name="T10">watchPosition()</text:span>.</text:p>
      <text:p text:style-name="P32"/>
      <text:p text:style-name="P32"/>
      <text:p text:style-name="P32"/>
      <text:p text:style-name="P35">Leaflet is the leading open-source JavaScript library for mobile-friendly interactive maps</text:p>
      <text:p text:style-name="P32"><text:a xlink:type="simple" xlink:href="https://leafletjs.com/SlavaUkraini/reference.html#map-methods-for-getting-map-state" text:style-name="Internet_20_link" text:visited-style-name="Visited_20_Internet_20_Link"><text:span text:style-name="T18">https://leafletjs.com/SlavaUkraini/reference.html#map-methods-for-getting-map-state</text:span></text:a><text:span text:style-name="T18"> </text:span></text:p>
      <text:p text:style-name="P33"/>
      <text:h text:style-name="P36" text:outline-level="1">Window.localStorage</text:h>
      <text:p text:style-name="P32"><text:a xlink:type="simple" xlink:href="https://developer.mozilla.org/en-US/docs/Web/API/Window/localStorage" text:style-name="Internet_20_link" text:visited-style-name="Visited_20_Internet_20_Link"><text:span text:style-name="T18">https://developer.mozilla.org/en-US/docs/Web/API/Window/localStorage</text:span></text:a><text:span text:style-name="T18"> </text:span></text:p>
      <text:p text:style-name="P33"/>
      <text:h text:style-name="P37" text:outline-level="1"><text:soft-page-break/>JSON.stringify()</text:h>
      <text:p text:style-name="P32"><text:a xlink:type="simple" xlink:href="https://developer.mozilla.org/en-US/docs/Web/JavaScript/Reference/Global_Objects/JSON/stringify" text:style-name="Internet_20_link" text:visited-style-name="Visited_20_Internet_20_Link"><text:span text:style-name="T18">https://developer.mozilla.org/en-US/docs/Web/JavaScript/Reference/Global_Objects/JSON/stringify</text:span></text:a><text:span text:style-name="T1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37:51.905777077</meta:creation-date>
    <meta:generator>LibreOffice/6.4.7.2$Linux_X86_64 LibreOffice_project/40$Build-2</meta:generator>
    <dc:date>2022-03-21T19:45:15.710325581</dc:date>
    <meta:editing-duration>PT8H17M19S</meta:editing-duration>
    <meta:editing-cycles>69</meta:editing-cycles>
    <meta:document-statistic meta:table-count="0" meta:image-count="0" meta:object-count="0" meta:page-count="2" meta:paragraph-count="22" meta:word-count="134" meta:character-count="1296" meta:non-whitespace-character-count="1178"/>
  </office:meta>
</office:document-meta>
</file>